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0B543D02C3E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line-height="100%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style:font-name="Times New Roman" fo:font-size="11pt" fo:language="es" fo:country="ES" fo:font-weight="bold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Times New Roman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Times New Roman"/>
    </style:style>
    <style:style style:name="P6" style:family="paragraph" style:parent-style-name="Text_20_body">
      <style:paragraph-properties fo:margin-top="0cm" fo:margin-bottom="0cm"/>
      <style:text-properties style:font-name="Times New Roman" fo:font-size="10pt" fo:language="es" fo:country="ES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Times New Roman" fo:font-size="10pt" fo:language="es" fo:country="ES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0pt" fo:language="es" fo:country="ES"/>
    </style:style>
    <style:style style:name="P9" style:family="paragraph" style:parent-style-name="Text_20_body">
      <style:paragraph-properties fo:margin-top="0cm" fo:margin-bottom="0cm" fo:text-align="end" style:justify-single-word="false"/>
      <style:text-properties style:font-name="Times New Roman" fo:font-size="12pt" fo:language="es" fo:country="ES" fo:font-weight="bold" style:font-size-asian="12pt" style:font-size-complex="12pt"/>
    </style:style>
    <style:style style:name="P10" style:family="paragraph" style:parent-style-name="Text_20_body">
      <style:paragraph-properties fo:margin-top="0cm" fo:margin-bottom="0cm" fo:text-align="end" style:justify-single-word="false"/>
    </style:style>
    <style:style style:name="P11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background-color="transparent"/>
    </style:style>
    <style:style style:name="P1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2pt" fo:language="es" fo:country="ES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" fo:font-size="10pt" fo:language="es" fo:country="ES" fo:background-color="transparen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7.567cm" style:auto-text-indent="false"/>
      <style:text-properties style:font-name="Times New Roman" fo:font-size="10pt" fo:language="es" fo:country="ES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7.594cm" style:auto-text-indent="false"/>
      <style:text-properties style:font-name="Times New Roman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7.514cm" style:auto-text-indent="false"/>
      <style:text-properties style:font-name="Times New Roman" fo:font-size="10pt" fo:language="es" fo:country="ES"/>
    </style:style>
    <style:style style:name="P17" style:family="paragraph" style:parent-style-name="Text_20_body">
      <style:paragraph-properties fo:margin-left="0cm" fo:margin-right="0cm" fo:margin-top="0cm" fo:margin-bottom="0cm" fo:text-align="justify" style:justify-single-word="false" fo:text-indent="9.34cm" style:auto-text-indent="false"/>
      <style:text-properties style:font-name="Times New Roman" fo:font-size="10pt" fo:language="es" fo:country="ES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8.625cm" style:auto-text-indent="false"/>
      <style:text-properties style:font-name="Times New Roman" fo:font-size="10pt" fo:language="es" fo:country="ES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9.525cm" style:auto-text-indent="false"/>
      <style:text-properties style:font-name="Times New Roman" fo:font-size="10pt" fo:language="es" fo:country="ES"/>
    </style:style>
    <style:style style:name="P20" style:family="paragraph" style:parent-style-name="Text_20_body">
      <style:paragraph-properties fo:margin-top="0cm" fo:margin-bottom="0cm"/>
      <style:text-properties fo:font-size="8pt" style:font-size-asian="8pt" style:font-size-complex="8pt"/>
    </style:style>
    <style:style style:name="T1" style:family="text">
      <style:text-properties fo:font-size="10pt" fo:language="es" fo:country="ES"/>
    </style:style>
    <style:style style:name="T2" style:family="text">
      <style:text-properties fo:font-size="10pt" fo:language="es" fo:country="ES" fo:font-weight="bold"/>
    </style:style>
    <style:style style:name="T3" style:family="text">
      <style:text-properties style:font-name="Arial" fo:font-size="10pt" fo:language="es" fo:country="ES" fo:font-weight="normal" style:font-weight-asian="normal" style:font-weight-complex="normal"/>
    </style:style>
    <style:style style:name="T4" style:family="text">
      <style:text-properties fo:language="es" fo:country="ES"/>
    </style:style>
    <style:style style:name="T5" style:family="text">
      <style:text-properties fo:font-size="12pt" fo:language="es" fo:country="ES" style:font-size-asian="12pt" style:font-size-complex="12pt"/>
    </style:style>
    <style:style style:name="T6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7" style:family="text">
      <style:text-properties style:use-window-font-color="true" style:font-name="Arial Narrow"/>
    </style:style>
    <style:style style:name="T8" style:family="text">
      <style:text-properties style:use-window-font-color="true" style:font-name="Arial Narrow" fo:font-size="12pt" fo:language="es" fo:country="MX" style:text-underline-style="none" style:font-name-asian="Consolas" style:font-size-asian="12pt" style:font-weight-asian="bold" style:font-name-complex="Consolas" style:font-size-complex="12pt" style:font-weight-complex="bold"/>
    </style:style>
    <style:style style:name="T9" style:family="text">
      <style:text-properties style:use-window-font-color="true" style:font-name="Arial Narrow" fo:font-size="12pt" style:text-underline-style="none" style:font-name-asian="Consolas" style:font-size-asian="12pt" style:font-weight-asian="bold" style:font-name-complex="Consolas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pan text:style-name="T7">Sr/a: $apellidoYNombreCliente</text:span><text:span text:style-name="Fuente_20_de_20_párrafo_20_predeter."><text:span text:style-name="T8"> </text:span></text:span><text:span text:style-name="Fuente_20_de_20_párrafo_20_predeter."><text:span text:style-name="T9">($clienteId)</text:span></text:span></text:p>
      <text:p text:style-name="P13">$nombreCalle </text:p>
      <text:p text:style-name="P11"><text:span text:style-name="T4">Nro: $numeroCasa Dpto: </text:span><text:span text:style-name="T6">$depto_domicilio_cliente</text:span><text:span text:style-name="T5"> Piso: $piso_domicilio_cliente </text:span></text:p>
      <text:p text:style-name="P12">$cp - $ciudad - $provincia</text:p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STUDIO JURÍDICO</text:p>
      <text:p text:style-name="P9">Cobranzas Morosas <text:s/></text:p>
      <text:p text:style-name="P4"><text:span text:style-name="T1">La Plata, </text:span><text:span text:style-name="T1">$fecha</text:span></text:p>
      <text:p text:style-name="P10"/>
      <text:p text:style-name="P3"/>
      <text:p text:style-name="P3">ÚLTIMO AVISO!</text:p>
      <text:p text:style-name="P14">Atento a que su crédito se encuentra vencido, sin que Ud. respondiera a nuestros anteriores avisos, informamos que fue incluído EN EL LISTADO DE MOROSOS DE LA LOCALIDAD, COMUNICANDO LA NOVEDAD A LOS COMERCIOS ADHERIDOS (VERAZ) y pasando sus antecedentes al Departamento de Asuntos Legales para el inicio de la demanda judicial en su contra, en la que se trabarán las medidas cautelares de ley, tales como:</text:p>
      <text:p text:style-name="P8"/>
      <text:p text:style-name="P6">a)EMBARGO DE HABERES DE SUELDOS.</text:p>
      <text:p text:style-name="P6">b)EMBARGO DE BIENES MUEBLES.</text:p>
      <text:p text:style-name="P6">c)EMBARGO DE BIENES INMUEBLES.</text:p>
      <text:p text:style-name="P6">d)INHIBICIÓN GENERAL DE BIENES.</text:p>
      <text:p text:style-name="P5"/>
      <text:p text:style-name="P15"><text:span text:style-name="T1">A fin de evitar las consecuencias apuntadas, </text:span><text:span text:style-name="T2">Ud. cuenta con un último y definitivo plazo de tres días hábiles para pagar en la sucursal indicada. </text:span><text:span text:style-name="T1">Consultas al </text:span><text:span text:style-name="T3">0800 -222-4848 / (0221) 423-7666</text:span><text:span text:style-name="T1">. </text:span></text:p>
      <text:p text:style-name="P16">Si regularizó la deuda con anterioridad a la recepción del presente, rogamos ignorar esta comunicación. </text:p>
      <text:p text:style-name="P5"/>
      <text:p text:style-name="P17">Atentamente.</text:p>
      <text:p text:style-name="P17"><draw:frame draw:style-name="fr1" draw:name="gráficos1" text:anchor-type="paragraph" svg:width="14.002cm" svg:height="1.332cm" draw:z-index="0"><draw:image xlink:href="Pictures/100002010000076D000000B543D02C3E.png" xlink:type="simple" xlink:show="embed" xlink:actuate="onLoad"/></draw:frame></text:p>
      <text:p text:style-name="P18">SANTIAGO CERRUTI</text:p>
      <text:p text:style-name="P19">Presidente</text:p>
      <text:p text:style-name="P7">CRISTAL Cooperativa de Vivienda, Crédito y Consumo Lt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051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20T08:37:24.28</dc:date>
    <meta:editing-duration>PT3H3M24S</meta:editing-duration>
    <meta:editing-cycles>39</meta:editing-cycles>
    <meta:generator>OpenOffice.org/3.4.1$Win32 OpenOffice.org_project/341m1$Build-9593</meta:generator>
    <meta:print-date>2012-08-06T14:41:57.89</meta:print-date>
    <meta:document-statistic meta:table-count="0" meta:image-count="1" meta:object-count="0" meta:page-count="1" meta:paragraph-count="19" meta:word-count="167" meta:character-count="1140"/>
  </office:meta>
</office:document-meta>
</file>